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45.65052414" calcext:value-type="float">
            <text:p>45,65052414</text:p>
          </table:table-cell>
          <table:table-cell office:value-type="float" office:value="7.894821332E-027" calcext:value-type="float">
            <text:p>7,89E-027</text:p>
          </table:table-cell>
          <table:table-cell office:value-type="float" office:value="4.088095665" calcext:value-type="float">
            <text:p>4,08809566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48.08925247" calcext:value-type="float">
            <text:p>48,08925247</text:p>
          </table:table-cell>
          <table:table-cell office:value-type="float" office:value="4.551926275E-028" calcext:value-type="float">
            <text:p>4,55E-028</text:p>
          </table:table-cell>
          <table:table-cell office:value-type="float" office:value="4.099952221" calcext:value-type="float">
            <text:p>4,099952221</text:p>
          </table:table-cell>
          <table:table-cell table:style-name="ce2" table:formula="of:=([.E3]-[.E2])/[.E2]" office:value-type="float" office:value="0.00290026383225542" calcext:value-type="float">
            <text:p>0,002900263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8355" calcext:value-type="float">
            <text:p>68355</text:p>
          </table:table-cell>
          <table:table-cell office:value-type="float" office:value="53.16186142" calcext:value-type="float">
            <text:p>53,16186142</text:p>
          </table:table-cell>
          <table:table-cell office:value-type="float" office:value="2.550183127E-020" calcext:value-type="float">
            <text:p>2,55E-020</text:p>
          </table:table-cell>
          <table:table-cell office:value-type="float" office:value="2.894921303" calcext:value-type="float">
            <text:p>2,894921303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8355" calcext:value-type="float">
            <text:p>68355</text:p>
          </table:table-cell>
          <table:table-cell office:value-type="float" office:value="54.12666702" calcext:value-type="float">
            <text:p>54,12666702</text:p>
          </table:table-cell>
          <table:table-cell office:value-type="float" office:value="2.633382633E-020" calcext:value-type="float">
            <text:p>2,63E-020</text:p>
          </table:table-cell>
          <table:table-cell office:value-type="float" office:value="2.897354841" calcext:value-type="float">
            <text:p>2,897354841</text:p>
          </table:table-cell>
          <table:table-cell table:formula="of:=([.E5]-[.E4])/[.E4]" office:value-type="float" office:value="0.000840623196726675" calcext:value-type="float">
            <text:p>0,000840623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8740" calcext:value-type="float">
            <text:p>68740</text:p>
          </table:table-cell>
          <table:table-cell office:value-type="float" office:value="54.76839066" calcext:value-type="float">
            <text:p>54,76839066</text:p>
          </table:table-cell>
          <table:table-cell office:value-type="float" office:value="4.076429769E-017" calcext:value-type="float">
            <text:p>4,08E-017</text:p>
          </table:table-cell>
          <table:table-cell office:value-type="float" office:value="2.349180698" calcext:value-type="float">
            <text:p>2,349180698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8740" calcext:value-type="float">
            <text:p>68740</text:p>
          </table:table-cell>
          <table:table-cell office:value-type="float" office:value="54.6470871" calcext:value-type="float">
            <text:p>54,6470871</text:p>
          </table:table-cell>
          <table:table-cell office:value-type="float" office:value="4.482548649E-017" calcext:value-type="float">
            <text:p>4,48E-017</text:p>
          </table:table-cell>
          <table:table-cell office:value-type="float" office:value="2.349685192" calcext:value-type="float">
            <text:p>2,349685192</text:p>
          </table:table-cell>
          <table:table-cell table:style-name="ce3" table:formula="of:=([.E7]-[.E6])/[.E6]" office:value-type="float" office:value="0.000214753169234432" calcext:value-type="float">
            <text:p>0,000214753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8848" calcext:value-type="float">
            <text:p>68848</text:p>
          </table:table-cell>
          <table:table-cell office:value-type="float" office:value="54.74337387" calcext:value-type="float">
            <text:p>54,74337387</text:p>
          </table:table-cell>
          <table:table-cell office:value-type="float" office:value="1.177368597E-015" calcext:value-type="float">
            <text:p>1,18E-015</text:p>
          </table:table-cell>
          <table:table-cell office:value-type="float" office:value="2.012958527" calcext:value-type="float">
            <text:p>2,012958527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8848" calcext:value-type="float">
            <text:p>68848</text:p>
          </table:table-cell>
          <table:table-cell office:value-type="float" office:value="54.47934341" calcext:value-type="float">
            <text:p>54,47934341</text:p>
          </table:table-cell>
          <table:table-cell office:value-type="float" office:value="7.939195769E-015" calcext:value-type="float">
            <text:p>7,94E-015</text:p>
          </table:table-cell>
          <table:table-cell office:value-type="float" office:value="2.013736248" calcext:value-type="float">
            <text:p>2,013736248</text:p>
          </table:table-cell>
          <table:table-cell table:style-name="ce3" table:formula="of:=([.E9]-[.E8])/[.E8]" office:value-type="float" office:value="0.000386357189961099" calcext:value-type="float">
            <text:p>0,000386357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9366" calcext:value-type="float">
            <text:p>69366</text:p>
          </table:table-cell>
          <table:table-cell office:value-type="float" office:value="90.74609375" calcext:value-type="float">
            <text:p>90,74609375</text:p>
          </table:table-cell>
          <table:table-cell office:value-type="float" office:value="0.000000000000372194517" calcext:value-type="float">
            <text:p>3,72E-013</text:p>
          </table:table-cell>
          <table:table-cell office:value-type="float" office:value="1.782051086" calcext:value-type="float">
            <text:p>1,782051086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9366" calcext:value-type="float">
            <text:p>69366</text:p>
          </table:table-cell>
          <table:table-cell office:value-type="float" office:value="109.0617523" calcext:value-type="float">
            <text:p>109,0617523</text:p>
          </table:table-cell>
          <table:table-cell office:value-type="float" office:value="0.0000000000001889922545" calcext:value-type="float">
            <text:p>1,89E-013</text:p>
          </table:table-cell>
          <table:table-cell office:value-type="float" office:value="1.783274651" calcext:value-type="float">
            <text:p>1,783274651</text:p>
          </table:table-cell>
          <table:table-cell table:style-name="ce3" table:formula="of:=([.E11]-[.E10])/[.E10]" office:value-type="float" office:value="0.000686604895680355" calcext:value-type="float">
            <text:p>0,000686604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9929" calcext:value-type="float">
            <text:p>69929</text:p>
          </table:table-cell>
          <table:table-cell office:value-type="float" office:value="108.946579" calcext:value-type="float">
            <text:p>108,946579</text:p>
          </table:table-cell>
          <table:table-cell office:value-type="float" office:value="0.000000000002050331042" calcext:value-type="float">
            <text:p>2,05E-012</text:p>
          </table:table-cell>
          <table:table-cell office:value-type="float" office:value="1.6033113" calcext:value-type="float">
            <text:p>1,6033113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9929" calcext:value-type="float">
            <text:p>69929</text:p>
          </table:table-cell>
          <table:table-cell office:value-type="float" office:value="110.3153992" calcext:value-type="float">
            <text:p>110,3153992</text:p>
          </table:table-cell>
          <table:table-cell office:value-type="float" office:value="0.000000000001802418024" calcext:value-type="float">
            <text:p>1,80E-012</text:p>
          </table:table-cell>
          <table:table-cell office:value-type="float" office:value="1.603669405" calcext:value-type="float">
            <text:p>1,603669405</text:p>
          </table:table-cell>
          <table:table-cell table:formula="of:=([.E13]-[.E12])/[.E12]" office:value-type="float" office:value="0.000223353381217912" calcext:value-type="float">
            <text:p>0,000223353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0063" calcext:value-type="float">
            <text:p>70063</text:p>
          </table:table-cell>
          <table:table-cell office:value-type="float" office:value="110.3135147" calcext:value-type="float">
            <text:p>110,3135147</text:p>
          </table:table-cell>
          <table:table-cell office:value-type="float" office:value="0.00000000003232648177" calcext:value-type="float">
            <text:p>3,23E-011</text:p>
          </table:table-cell>
          <table:table-cell office:value-type="float" office:value="1.463938355" calcext:value-type="float">
            <text:p>1,463938355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0063" calcext:value-type="float">
            <text:p>70063</text:p>
          </table:table-cell>
          <table:table-cell office:value-type="float" office:value="110.7893829" calcext:value-type="float">
            <text:p>110,7893829</text:p>
          </table:table-cell>
          <table:table-cell office:value-type="float" office:value="0.00000000002362815499" calcext:value-type="float">
            <text:p>2,36E-011</text:p>
          </table:table-cell>
          <table:table-cell office:value-type="float" office:value="1.464527845" calcext:value-type="float">
            <text:p>1,464527845</text:p>
          </table:table-cell>
          <table:table-cell table:formula="of:=([.E15]-[.E14])/[.E14]" office:value-type="float" office:value="0.000402674059318626" calcext:value-type="float">
            <text:p>0,000402674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0266" calcext:value-type="float">
            <text:p>70266</text:p>
          </table:table-cell>
          <table:table-cell office:value-type="float" office:value="110.7770996" calcext:value-type="float">
            <text:p>110,7770996</text:p>
          </table:table-cell>
          <table:table-cell office:value-type="float" office:value="0.0000000003362272127" calcext:value-type="float">
            <text:p>3,36E-010</text:p>
          </table:table-cell>
          <table:table-cell office:value-type="float" office:value="1.351246715" calcext:value-type="float">
            <text:p>1,351246715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0266" calcext:value-type="float">
            <text:p>70266</text:p>
          </table:table-cell>
          <table:table-cell office:value-type="float" office:value="110.7153931" calcext:value-type="float">
            <text:p>110,7153931</text:p>
          </table:table-cell>
          <table:table-cell office:value-type="float" office:value="0.0000000005436915917" calcext:value-type="float">
            <text:p>5,44E-010</text:p>
          </table:table-cell>
          <table:table-cell office:value-type="float" office:value="1.351520419" calcext:value-type="float">
            <text:p>1,351520419</text:p>
          </table:table-cell>
          <table:table-cell table:formula="of:=([.E17]-[.E16])/[.E16]" office:value-type="float" office:value="0.000202556644143288" calcext:value-type="float">
            <text:p>0,000202556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0337" calcext:value-type="float">
            <text:p>70337</text:p>
          </table:table-cell>
          <table:table-cell office:value-type="float" office:value="110.706604" calcext:value-type="float">
            <text:p>110,706604</text:p>
          </table:table-cell>
          <table:table-cell office:value-type="float" office:value="0.000000003773801271" calcext:value-type="float">
            <text:p>3,77E-009</text:p>
          </table:table-cell>
          <table:table-cell office:value-type="float" office:value="1.25577116" calcext:value-type="float">
            <text:p>1,25577116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0337" calcext:value-type="float">
            <text:p>70337</text:p>
          </table:table-cell>
          <table:table-cell office:value-type="float" office:value="111.0363083" calcext:value-type="float">
            <text:p>111,0363083</text:p>
          </table:table-cell>
          <table:table-cell office:value-type="float" office:value="0.000000006991378587" calcext:value-type="float">
            <text:p>6,99E-009</text:p>
          </table:table-cell>
          <table:table-cell office:value-type="float" office:value="1.256566286" calcext:value-type="float">
            <text:p>1,256566286</text:p>
          </table:table-cell>
          <table:table-cell table:style-name="ce3" table:formula="of:=([.E19]-[.E18])/[.E18]" office:value-type="float" office:value="0.000633177465231697" calcext:value-type="float">
            <text:p>0,000633177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0782" calcext:value-type="float">
            <text:p>70782</text:p>
          </table:table-cell>
          <table:table-cell office:value-type="float" office:value="183.7665405" calcext:value-type="float">
            <text:p>183,7665405</text:p>
          </table:table-cell>
          <table:table-cell office:value-type="float" office:value="0.0000000229432171" calcext:value-type="float">
            <text:p>2,29E-008</text:p>
          </table:table-cell>
          <table:table-cell office:value-type="float" office:value="1.171908736" calcext:value-type="float">
            <text:p>1,171908736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0782" calcext:value-type="float">
            <text:p>70782</text:p>
          </table:table-cell>
          <table:table-cell office:value-type="float" office:value="222.0208282" calcext:value-type="float">
            <text:p>222,0208282</text:p>
          </table:table-cell>
          <table:table-cell office:value-type="float" office:value="0.00000001816679074" calcext:value-type="float">
            <text:p>1,82E-008</text:p>
          </table:table-cell>
          <table:table-cell office:value-type="float" office:value="1.173001766" calcext:value-type="float">
            <text:p>1,173001766</text:p>
          </table:table-cell>
          <table:table-cell table:style-name="ce3" table:formula="of:=([.E21]-[.E20])/[.E20]" office:value-type="float" office:value="0.000932692082943949" calcext:value-type="float">
            <text:p>0,000932692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1222" calcext:value-type="float">
            <text:p>71222</text:p>
          </table:table-cell>
          <table:table-cell office:value-type="float" office:value="221.8715668" calcext:value-type="float">
            <text:p>221,8715668</text:p>
          </table:table-cell>
          <table:table-cell office:value-type="float" office:value="0.00000001663345905" calcext:value-type="float">
            <text:p>1,66E-008</text:p>
          </table:table-cell>
          <table:table-cell office:value-type="float" office:value="1.097999096" calcext:value-type="float">
            <text:p>1,097999096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742305591671346" calcext:value-type="float">
            <text:p>0,00074230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1T17:43:21.658398031</dc:date>
    <meta:document-statistic meta:table-count="1" meta:cell-count="121" meta:object-count="0"/>
    <meta:generator>LibreOffice/4.1.4.2$Linux_X86_64 LibreOffice_project/410m0$Build-2</meta:generator>
  </office:meta>
</office:document-meta>
</file>